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01cm" style:rel-column-width="10797*"/>
    </style:style>
    <style:style style:name="Таблица1.B" style:family="table-column">
      <style:table-column-properties style:column-width="8.532cm" style:rel-column-width="32889*"/>
    </style:style>
    <style:style style:name="Таблица1.C" style:family="table-column">
      <style:table-column-properties style:column-width="5.6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2.801cm" style:rel-column-width="10797*"/>
    </style:style>
    <style:style style:name="Таблица2.B" style:family="table-column">
      <style:table-column-properties style:column-width="8.532cm" style:rel-column-width="32889*"/>
    </style:style>
    <style:style style:name="Таблица2.C" style:family="table-column">
      <style:table-column-properties style:column-width="5.6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draw:control text:anchor-type="as-char" svg:y="-0.381cm" draw:z-index="0" draw:name="Фигура1" draw:style-name="gr1" draw:text-style-name="P2" svg:width="4.261cm" svg:height="0.595cm" draw:control="control1"/><text:s/></text:p>
      <text:p text:style-name="Text_20_body">Панель с макросами для редактора</text:p>
      <text:p text:style-name="Text_20_body"><draw:control text:anchor-type="as-char" svg:y="-0.4cm" draw:z-index="1" draw:name="Фигура1" draw:style-name="gr1" draw:text-style-name="P2" svg:width="6.347cm" svg:height="0.595cm" draw:control="control2"/></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draw:control text:anchor-type="as-char" svg:y="-0.383cm" draw:z-index="2" draw:name="Фигура1" draw:style-name="gr1" draw:text-style-name="P2" svg:width="9.771cm" svg:height="0.595cm" draw:control="control3"/></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2181678552"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45726198845789"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45725703263750"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45724498853891"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45725538597612"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45724535128088"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45724754750412"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45726094048405"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45726116979320"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45725928944515"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45725782356841"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45724374632505"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45725260302933"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45725197840319"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45725122909369" text:continue-list="list145725197840319"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9H4M7S</meta:editing-duration>
    <meta:editing-cycles>513</meta:editing-cycles>
    <meta:generator>LibreOffice/5.4.1.2$Linux_X86_64 LibreOffice_project/ea7cb86e6eeb2bf3a5af73a8f7777ac570321527</meta:generator>
    <dc:date>2017-12-25T14:51:47.130392686</dc:date>
    <meta:document-statistic meta:table-count="2" meta:image-count="0" meta:object-count="0" meta:page-count="4" meta:paragraph-count="135" meta:word-count="905" meta:character-count="7555"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ReplaceString,SrchAttributes,ReplAttributes)
Dim oReplace
oReplace = ThisComponent.createReplaceDescriptor()
oReplace.SearchString = SearchString
oReplace.ReplaceString = ReplaceString
oReplace.SearchRegularExpression=True

oReplace.searchAll=True
If Not IsEmpty(SrchAttributes(0).Value) Then
  oReplace.SetSearchAttributes(SrchAttributes())
  oReplace.searchStyles=True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ReplaceString = "&lt;bold&gt;$1&lt;/bold&gt;"
ReplaceFormatting(SearchString,ReplaceString,SrchAttributes,ReplAttributes)
End Sub

Sub toTextItalic
Dim SrchAttributes(0) as new com.sun.star.beans.PropertyValue
Dim ReplAttributes(0) as new com.sun.star.beans.PropertyValue
SrchAttributes(0).Name = "CharPosture"
SrchAttributes(0).Value = com.sun.star.awt.FontSlant.ITALIC
SearchString = "(.*)"
ReplaceString = "&lt;italic&gt;$1&lt;/italic&gt;"
ReplaceFormatting(SearchString,ReplaceString,SrchAttributes,ReplAttributes)
End Sub

Sub toTextStrikeout
Dim SrchAttributes(0) as new com.sun.star.beans.PropertyValue
Dim ReplAttributes(0) as new com.sun.star.beans.PropertyValue
SrchAttributes(0).Name = "CharStrikeout"
SrchAttributes(0).Value = com.sun.star.awt.FontStrikeout.SINGLE
SearchString = "(.*)"
ReplaceString = "&lt;strikeout&gt;$1&lt;/strikeout&gt;"
ReplaceFormatting(SearchString,ReplaceString,SrchAttributes,ReplAttributes)
End Sub

Sub toTextUnderline
Dim SrchAttributes(0) as new com.sun.star.beans.PropertyValue
Dim ReplAttributes(0) as new com.sun.star.beans.PropertyValue
SrchAttributes(0).Name = "CharUnderline"
SrchAttributes(0).Value = com.sun.star.awt.FontUnderline.SINGLE
SearchString = "(.*)"
ReplaceString = "&lt;underline&gt;$1&lt;/underline&gt;"
ReplaceFormatting(SearchString,ReplaceString,SrchAttributes,ReplAttributes)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ReplaceString = "&lt;superscript&gt;$1&lt;/superscript&gt;"
ReplaceFormatting(SearchString,ReplaceString,SrchAttributes,ReplAttributes)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ReplaceString = "&lt;subscript&gt;$1&lt;/subscript&gt;"
ReplaceFormatting(SearchString,ReplaceString,SrchAttributes,ReplAttributes)
End Sub

Sub toTextSparce

Dim SrchAttributes(0) as new com.sun.star.beans.PropertyValue
Dim ReplAttributes(0) as new com.sun.star.beans.PropertyValue

For i=35 To 71 
	SrchAttributes(0).Name = "CharKerning"
	SearchString = "(.*)"
	SrchAttributes(0).Value = i
	ReplaceString = "&lt;sparce" &amp; i &amp; "&gt;$1&lt;/sparce&gt;"
	ReplaceFormatting(SearchString,ReplaceString,SrchAttributes,ReplAttributes)
Next


End Sub

Sub toStyleBold
Dim SrchAttributes(0) as new com.sun.star.beans.PropertyValue
Dim ReplAttributes(0) as new com.sun.star.beans.PropertyValue
ReplAttributes(0).Name = "CharWeight"
ReplAttributes(0).Value = com.sun.star.awt.FontWeight.BOLD
SearchString = "&lt;bold&gt;(.*?)&lt;/bold&gt;"
ReplaceString = "$1"
ReplaceFormatting(SearchString,ReplaceString,SrchAttributes,ReplAttributes)
End Sub

Sub toStyleItalic
Dim SrchAttributes(0) as new com.sun.star.beans.PropertyValue
Dim ReplAttributes(0) as new com.sun.star.beans.PropertyValue
ReplAttributes(0).Name = "CharPosture"
ReplAttributes(0).Value = com.sun.star.awt.FontSlant.ITALIC
SearchString = "&lt;italic&gt;(.*?)&lt;/italic&gt;"
ReplaceString = "$1"
ReplaceFormatting(SearchString,ReplaceString,SrchAttributes,ReplAttributes)
End Sub

Sub toStyleStrikeout
Dim SrchAttributes(0) as new com.sun.star.beans.PropertyValue
Dim ReplAttributes(0) as new com.sun.star.beans.PropertyValue
ReplAttributes(0).Name = "CharStrikeout"
ReplAttributes(0).Value = com.sun.star.awt.FontStrikeout.SINGLE
SearchString = "&lt;strikeout&gt;(.*?)&lt;/strikeout&gt;"
ReplaceString = "$1"
ReplaceFormatting(SearchString,ReplaceString,SrchAttributes,ReplAttributes)
End Sub


Sub toStyleUnderline
Dim SrchAttributes(0) as new com.sun.star.beans.PropertyValue
Dim ReplAttributes(0) as new com.sun.star.beans.PropertyValue
ReplAttributes(0).Name = "CharUnderline"
ReplAttributes(0).Value = com.sun.star.awt.FontUnderline.SINGLE
SearchString = "&lt;underline&gt;(.*?)&lt;/underline&gt;"
ReplaceString = "$1"
ReplaceFormatting(SearchString,ReplaceString,SrchAttributes,ReplAttributes)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ReplaceString = "$1"
ReplaceFormatting(SearchString,ReplaceString,SrchAttributes,ReplAttributes)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ReplaceString = "$1"
ReplaceFormatting(SearchString,ReplaceString,SrchAttributes,ReplAttributes)
End Sub

Sub toStyleSparce
Dim SrchAttributes(0) as new com.sun.star.beans.PropertyValue
Dim ReplAttributes(0) as new com.sun.star.beans.PropertyValue
ReplAttributes(0).Name = "CharKerning"
ReplaceString = "$1"
For i=35 To 71 
	ReplAttributes(0).Value = i
	SearchString = "&lt;sparce" &amp; i &amp; "&gt;(.*?)&lt;/sparce&gt;"
	ReplaceFormatting(SearchString,ReplaceString,SrchAttributes,ReplAttributes)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ReplaceString)
Dim SrchAttributes(0) as new com.sun.star.beans.PropertyValue
Dim ReplAttributes(0) as new com.sun.star.beans.PropertyValue
If IsAnythingSelected() Then
  oSelections = ThisComponent.getCurrentSelection()
  ReplaceInSelection(SearchString, ReplaceString)
  thisComponent.currentController.select(oSelections) 
Else
ReplaceFormatting(SearchString,ReplaceString,SrchAttributes,ReplAttributes)
'  ReplaceEverywhere(SearchString, 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ReplaceString = ""
ReplaceFormatting(SearchString,ReplaceString,SrchAttributes,ReplAttributes)
SearchString = "\u0323"
ReplaceString = ""
ReplaceFormatting(SearchString,ReplaceString,SrchAttributes,ReplAttributes)
SearchString = "\u0331"
ReplaceString = ""
ReplaceFormatting(SearchString,ReplaceString,SrchAttributes,ReplAttributes)
End Sub


Sub ReplaceInSelection(SearchString,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String = ""
  oTextCursor.BreakType = com.sun.star.style.BreakType.PAGE_BEFORE
rem  oTextCursor.ParaFirstLineIndent = lineIndent
'check first character is lowercase.
  oTextCursor.goRight(1,true)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